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ategy.getSa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.Sampler( Strategy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.produ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AsDefaultMockUsageTest.nestedWhe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er.Producer( Strategy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